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10pt" style:font-size-asian="10pt" style:font-size-complex="10pt"/>
    </style:style>
    <style:style style:name="T3" style:parent-style-name="Policepardéfaut" style:family="text">
      <style:text-properties style:font-name="Segoe UI Emoji" style:font-name-complex="Segoe UI Emoji" fo:font-weight="bold" style:font-weight-asian="bold" style:font-weight-complex="bold" fo:font-size="10pt" style:font-size-asian="10pt" style:font-size-complex="10pt"/>
    </style:style>
    <style:style style:name="T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Policepardéfaut" style:family="text">
      <style:text-properties fo:font-size="10pt" style:font-size-asian="10pt" style:font-size-complex="10pt"/>
    </style:style>
    <style:style style:name="T7" style:parent-style-name="Policepardéfaut" style:family="text">
      <style:text-properties fo:font-size="10pt" style:font-size-asian="10pt" style:font-size-complex="10pt"/>
    </style:style>
    <style:style style:name="P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9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P10" style:parent-style-name="Normal" style:family="paragraph">
      <style:text-properties fo:font-size="10pt" style:font-size-asian="10pt" style:font-size-complex="10pt"/>
    </style:style>
    <style:style style:name="P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" style:parent-style-name="Normal" style:family="paragraph">
      <style:text-properties fo:font-size="10pt" style:font-size-asian="10pt" style:font-size-complex="10pt"/>
    </style:style>
    <style:style style:name="P13" style:parent-style-name="Normal" style:list-style-name="LFO1" style:family="paragraph"/>
    <style:style style:name="T1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5" style:parent-style-name="Policepardéfaut" style:family="text">
      <style:text-properties fo:font-size="10pt" style:font-size-asian="10pt" style:font-size-complex="10pt"/>
    </style:style>
    <style:style style:name="P16" style:parent-style-name="Normal" style:list-style-name="LFO1" style:family="paragraph"/>
    <style:style style:name="T1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Policepardéfaut" style:family="text">
      <style:text-properties fo:font-size="10pt" style:font-size-asian="10pt" style:font-size-complex="10pt"/>
    </style:style>
    <style:style style:name="P19" style:parent-style-name="Normal" style:list-style-name="LFO1" style:family="paragraph"/>
    <style:style style:name="T2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21" style:parent-style-name="Policepardéfaut" style:family="text">
      <style:text-properties fo:font-size="10pt" style:font-size-asian="10pt" style:font-size-complex="10pt"/>
    </style:style>
    <style:style style:name="P22" style:parent-style-name="Normal" style:list-style-name="LFO1" style:family="paragraph"/>
    <style:style style:name="T2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Policepardéfaut" style:family="text">
      <style:text-properties fo:font-size="10pt" style:font-size-asian="10pt" style:font-size-complex="10pt"/>
    </style:style>
    <style:style style:name="P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" style:parent-style-name="Normal" style:family="paragraph">
      <style:text-properties fo:font-size="10pt" style:font-size-asian="10pt" style:font-size-complex="10pt"/>
    </style:style>
    <style:style style:name="P27" style:parent-style-name="Normal" style:list-style-name="LFO2" style:family="paragraph"/>
    <style:style style:name="T2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2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0" style:parent-style-name="Policepardéfaut" style:family="text">
      <style:text-properties fo:font-size="10pt" style:font-size-asian="10pt" style:font-size-complex="10pt"/>
    </style:style>
    <style:style style:name="P31" style:parent-style-name="Normal" style:list-style-name="LFO2" style:family="paragraph"/>
    <style:style style:name="T3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3" style:parent-style-name="Policepardéfaut" style:family="text">
      <style:text-properties fo:font-size="10pt" style:font-size-asian="10pt" style:font-size-complex="10pt"/>
    </style:style>
    <style:style style:name="P34" style:parent-style-name="Normal" style:list-style-name="LFO2" style:family="paragraph"/>
    <style:style style:name="T3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Policepardéfaut" style:family="text">
      <style:text-properties fo:font-size="10pt" style:font-size-asian="10pt" style:font-size-complex="10pt"/>
    </style:style>
    <style:style style:name="P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" style:parent-style-name="Normal" style:list-style-name="LFO3" style:family="paragraph"/>
    <style:style style:name="T3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40" style:parent-style-name="Policepardéfaut" style:family="text">
      <style:text-properties fo:font-size="10pt" style:font-size-asian="10pt" style:font-size-complex="10pt"/>
    </style:style>
    <style:style style:name="P41" style:parent-style-name="Normal" style:list-style-name="LFO3" style:family="paragraph"/>
    <style:style style:name="T4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43" style:parent-style-name="Policepardéfaut" style:family="text">
      <style:text-properties fo:font-size="10pt" style:font-size-asian="10pt" style:font-size-complex="10pt"/>
    </style:style>
    <style:style style:name="P44" style:parent-style-name="Normal" style:list-style-name="LFO3" style:family="paragraph"/>
    <style:style style:name="T4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46" style:parent-style-name="Policepardéfaut" style:family="text">
      <style:text-properties fo:font-size="10pt" style:font-size-asian="10pt" style:font-size-complex="10pt"/>
    </style:style>
    <style:style style:name="P4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" style:parent-style-name="Normal" style:list-style-name="LFO4" style:family="paragraph"/>
    <style:style style:name="T4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50" style:parent-style-name="Policepardéfaut" style:family="text">
      <style:text-properties fo:font-size="10pt" style:font-size-asian="10pt" style:font-size-complex="10pt"/>
    </style:style>
    <style:style style:name="P51" style:parent-style-name="Normal" style:list-style-name="LFO4" style:family="paragraph"/>
    <style:style style:name="T5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53" style:parent-style-name="Policepardéfaut" style:family="text">
      <style:text-properties fo:font-size="10pt" style:font-size-asian="10pt" style:font-size-complex="10pt"/>
    </style:style>
    <style:style style:name="T54" style:parent-style-name="Policepardéfaut" style:family="text">
      <style:text-properties fo:font-size="10pt" style:font-size-asian="10pt" style:font-size-complex="10pt"/>
    </style:style>
    <style:style style:name="P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56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57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P58" style:parent-style-name="Normal" style:family="paragraph">
      <style:text-properties fo:font-size="10pt" style:font-size-asian="10pt" style:font-size-complex="10pt"/>
    </style:style>
    <style:style style:name="T59" style:parent-style-name="Policepardéfaut" style:family="text">
      <style:text-properties style:font-name="Segoe UI Emoji" style:font-name-complex="Segoe UI Emoji" fo:font-weight="bold" style:font-weight-asian="bold" style:font-weight-complex="bold" fo:font-size="10pt" style:font-size-asian="10pt" style:font-size-complex="10pt"/>
    </style:style>
    <style:style style:name="T6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6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62" style:parent-style-name="Policepardéfaut" style:family="text">
      <style:text-properties fo:font-size="10pt" style:font-size-asian="10pt" style:font-size-complex="10pt"/>
    </style:style>
    <style:style style:name="T6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64" style:parent-style-name="Policepardéfaut" style:family="text">
      <style:text-properties fo:font-size="10pt" style:font-size-asian="10pt" style:font-size-complex="10pt"/>
    </style:style>
    <style:style style:name="T6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66" style:parent-style-name="Normal" style:list-style-name="LFO5" style:family="paragraph">
      <style:text-properties fo:font-size="10pt" style:font-size-asian="10pt" style:font-size-complex="10pt"/>
    </style:style>
    <style:style style:name="P67" style:parent-style-name="Normal" style:list-style-name="LFO5" style:family="paragraph">
      <style:text-properties fo:font-size="10pt" style:font-size-asian="10pt" style:font-size-complex="10pt"/>
    </style:style>
    <style:style style:name="P68" style:parent-style-name="Normal" style:list-style-name="LFO5" style:family="paragraph">
      <style:text-properties fo:font-size="10pt" style:font-size-asian="10pt" style:font-size-complex="10pt"/>
    </style:style>
    <style:style style:name="P69" style:parent-style-name="Normal" style:list-style-name="LFO5" style:family="paragraph">
      <style:text-properties fo:font-size="10pt" style:font-size-asian="10pt" style:font-size-complex="10pt"/>
    </style:style>
    <style:style style:name="P70" style:parent-style-name="Normal" style:list-style-name="LFO5" style:family="paragraph">
      <style:text-properties fo:font-size="10pt" style:font-size-asian="10pt" style:font-size-complex="10pt"/>
    </style:style>
    <style:style style:name="P71" style:parent-style-name="Normal" style:list-style-name="LFO5" style:family="paragraph"/>
    <style:style style:name="T7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73" style:parent-style-name="Normal" style:list-style-name="LFO5" style:family="paragraph">
      <style:text-properties fo:font-size="10pt" style:font-size-asian="10pt" style:font-size-complex="10pt"/>
    </style:style>
    <style:style style:name="P74" style:parent-style-name="Normal" style:list-style-name="LFO5" style:family="paragraph">
      <style:text-properties fo:font-size="10pt" style:font-size-asian="10pt" style:font-size-complex="10pt"/>
    </style:style>
    <style:style style:name="P75" style:parent-style-name="Normal" style:list-style-name="LFO5" style:family="paragraph">
      <style:text-properties fo:font-size="10pt" style:font-size-asian="10pt" style:font-size-complex="10pt"/>
    </style:style>
    <style:style style:name="P76" style:parent-style-name="Normal" style:list-style-name="LFO5" style:family="paragraph">
      <style:text-properties fo:font-size="10pt" style:font-size-asian="10pt" style:font-size-complex="10pt"/>
    </style:style>
    <style:style style:name="P77" style:parent-style-name="Normal" style:list-style-name="LFO5" style:family="paragraph">
      <style:text-properties fo:font-size="10pt" style:font-size-asian="10pt" style:font-size-complex="10pt"/>
    </style:style>
    <style:style style:name="P78" style:parent-style-name="Normal" style:list-style-name="LFO5" style:family="paragraph">
      <style:text-properties fo:font-size="10pt" style:font-size-asian="10pt" style:font-size-complex="10pt"/>
    </style:style>
    <style:style style:name="P79" style:parent-style-name="Normal" style:list-style-name="LFO5" style:family="paragraph">
      <style:text-properties fo:font-size="10pt" style:font-size-asian="10pt" style:font-size-complex="10pt"/>
    </style:style>
    <style:style style:name="T8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81" style:parent-style-name="Normal" style:list-style-name="LFO6" style:family="paragraph"/>
    <style:style style:name="T8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83" style:parent-style-name="Policepardéfaut" style:family="text">
      <style:text-properties fo:font-size="10pt" style:font-size-asian="10pt" style:font-size-complex="10pt"/>
    </style:style>
    <style:style style:name="P84" style:parent-style-name="Normal" style:list-style-name="LFO6" style:family="paragraph"/>
    <style:style style:name="T8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86" style:parent-style-name="Policepardéfaut" style:family="text">
      <style:text-properties fo:font-size="10pt" style:font-size-asian="10pt" style:font-size-complex="10pt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88" style:parent-style-name="Policepardéfaut" style:family="text">
      <style:text-properties style:font-name="Segoe UI Emoji" style:font-name-complex="Segoe UI Emoji" fo:font-weight="bold" style:font-weight-asian="bold" style:font-weight-complex="bold" fo:font-size="10pt" style:font-size-asian="10pt" style:font-size-complex="10pt"/>
    </style:style>
    <style:style style:name="T8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9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91" style:parent-style-name="Policepardéfaut" style:family="text">
      <style:text-properties fo:font-size="10pt" style:font-size-asian="10pt" style:font-size-complex="10pt"/>
    </style:style>
    <style:style style:name="T9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93" style:parent-style-name="Policepardéfaut" style:family="text">
      <style:text-properties fo:font-size="10pt" style:font-size-asian="10pt" style:font-size-complex="10pt"/>
    </style:style>
    <style:style style:name="T9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95" style:parent-style-name="Normal" style:list-style-name="LFO7" style:family="paragraph">
      <style:text-properties fo:font-size="10pt" style:font-size-asian="10pt" style:font-size-complex="10pt"/>
    </style:style>
    <style:style style:name="P96" style:parent-style-name="Normal" style:list-style-name="LFO7" style:family="paragraph">
      <style:text-properties fo:font-size="10pt" style:font-size-asian="10pt" style:font-size-complex="10pt"/>
    </style:style>
    <style:style style:name="P97" style:parent-style-name="Normal" style:list-style-name="LFO7" style:family="paragraph"/>
    <style:style style:name="T9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99" style:parent-style-name="Normal" style:list-style-name="LFO7" style:family="paragraph"/>
    <style:style style:name="T100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101" style:parent-style-name="Policepardéfaut" style:family="text">
      <style:text-properties fo:font-size="10pt" style:font-size-asian="10pt" style:font-size-complex="10pt"/>
    </style:style>
    <style:style style:name="P102" style:parent-style-name="Normal" style:list-style-name="LFO7" style:family="paragraph"/>
    <style:style style:name="T103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104" style:parent-style-name="Policepardéfaut" style:family="text">
      <style:text-properties fo:font-size="10pt" style:font-size-asian="10pt" style:font-size-complex="10pt"/>
    </style:style>
    <style:style style:name="P105" style:parent-style-name="Normal" style:list-style-name="LFO7" style:family="paragraph"/>
    <style:style style:name="T106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107" style:parent-style-name="Normal" style:list-style-name="LFO7" style:family="paragraph"/>
    <style:style style:name="T108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109" style:parent-style-name="Policepardéfaut" style:family="text">
      <style:text-properties fo:font-size="10pt" style:font-size-asian="10pt" style:font-size-complex="10pt"/>
    </style:style>
    <style:style style:name="P110" style:parent-style-name="Normal" style:list-style-name="LFO7" style:family="paragraph"/>
    <style:style style:name="T111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112" style:parent-style-name="Policepardéfaut" style:family="text">
      <style:text-properties fo:font-size="10pt" style:font-size-asian="10pt" style:font-size-complex="10pt"/>
    </style:style>
    <style:style style:name="P113" style:parent-style-name="Normal" style:list-style-name="LFO7" style:family="paragraph"/>
    <style:style style:name="T114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115" style:parent-style-name="Policepardéfaut" style:family="text">
      <style:text-properties fo:font-size="10pt" style:font-size-asian="10pt" style:font-size-complex="10pt"/>
    </style:style>
    <style:style style:name="P116" style:parent-style-name="Normal" style:list-style-name="LFO7" style:family="paragraph">
      <style:text-properties fo:font-size="10pt" style:font-size-asian="10pt" style:font-size-complex="10pt"/>
    </style:style>
    <style:style style:name="T11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118" style:parent-style-name="Normal" style:list-style-name="LFO8" style:family="paragraph"/>
    <style:style style:name="T11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2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21" style:parent-style-name="Policepardéfaut" style:family="text">
      <style:text-properties fo:font-size="10pt" style:font-size-asian="10pt" style:font-size-complex="10pt"/>
    </style:style>
    <style:style style:name="P122" style:parent-style-name="Normal" style:list-style-name="LFO8" style:family="paragraph"/>
    <style:style style:name="T12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24" style:parent-style-name="Policepardéfaut" style:family="text">
      <style:text-properties fo:font-size="10pt" style:font-size-asian="10pt" style:font-size-complex="10pt"/>
    </style:style>
    <style:style style:name="T125" style:parent-style-name="Policepardéfaut" style:family="text">
      <style:text-properties fo:font-size="10pt" style:font-size-asian="10pt" style:font-size-complex="10pt"/>
    </style:style>
    <style:style style:name="T126" style:parent-style-name="Policepardéfaut" style:family="text">
      <style:text-properties style:font-name="Segoe UI Emoji" style:font-name-complex="Segoe UI Emoji" fo:font-weight="bold" style:font-weight-asian="bold" style:font-weight-complex="bold" fo:font-size="10pt" style:font-size-asian="10pt" style:font-size-complex="10pt"/>
    </style:style>
    <style:style style:name="T12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2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29" style:parent-style-name="Policepardéfaut" style:family="text">
      <style:text-properties fo:font-size="10pt" style:font-size-asian="10pt" style:font-size-complex="10pt"/>
    </style:style>
    <style:style style:name="T13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31" style:parent-style-name="Policepardéfaut" style:family="text">
      <style:text-properties fo:font-size="10pt" style:font-size-asian="10pt" style:font-size-complex="10pt"/>
    </style:style>
    <style:style style:name="T13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133" style:parent-style-name="Normal" style:list-style-name="LFO9" style:family="paragraph">
      <style:text-properties fo:font-size="10pt" style:font-size-asian="10pt" style:font-size-complex="10pt"/>
    </style:style>
    <style:style style:name="P134" style:parent-style-name="Normal" style:list-style-name="LFO9" style:family="paragraph">
      <style:text-properties fo:font-size="10pt" style:font-size-asian="10pt" style:font-size-complex="10pt"/>
    </style:style>
    <style:style style:name="P135" style:parent-style-name="Normal" style:list-style-name="LFO9" style:family="paragraph">
      <style:text-properties fo:font-size="10pt" style:font-size-asian="10pt" style:font-size-complex="10pt"/>
    </style:style>
    <style:style style:name="P136" style:parent-style-name="Normal" style:list-style-name="LFO9" style:family="paragraph">
      <style:text-properties fo:font-size="10pt" style:font-size-asian="10pt" style:font-size-complex="10pt"/>
    </style:style>
    <style:style style:name="P137" style:parent-style-name="Normal" style:list-style-name="LFO9" style:family="paragraph"/>
    <style:style style:name="T13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139" style:parent-style-name="Normal" style:list-style-name="LFO9" style:family="paragraph">
      <style:text-properties fo:font-size="10pt" style:font-size-asian="10pt" style:font-size-complex="10pt"/>
    </style:style>
    <style:style style:name="P140" style:parent-style-name="Normal" style:list-style-name="LFO9" style:family="paragraph"/>
    <style:style style:name="T14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42" style:parent-style-name="Policepardéfaut" style:family="text">
      <style:text-properties fo:font-size="10pt" style:font-size-asian="10pt" style:font-size-complex="10pt"/>
    </style:style>
    <style:style style:name="P143" style:parent-style-name="Normal" style:list-style-name="LFO9" style:family="paragraph">
      <style:text-properties fo:font-size="10pt" style:font-size-asian="10pt" style:font-size-complex="10pt"/>
    </style:style>
    <style:style style:name="P144" style:parent-style-name="Normal" style:list-style-name="LFO9" style:family="paragraph">
      <style:text-properties fo:font-size="10pt" style:font-size-asian="10pt" style:font-size-complex="10pt"/>
    </style:style>
    <style:style style:name="T14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146" style:parent-style-name="Normal" style:list-style-name="LFO10" style:family="paragraph">
      <style:text-properties fo:font-size="10pt" style:font-size-asian="10pt" style:font-size-complex="10pt"/>
    </style:style>
    <style:style style:name="P147" style:parent-style-name="Normal" style:family="paragraph">
      <style:text-properties fo:font-size="10pt" style:font-size-asian="10pt" style:font-size-complex="10p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<draw:custom-shape svg:x="0in" svg:y="0in" svg:width="45.51042in" svg:height="0.00139in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">📄</text:span><text:span text:style-name="T4"><text:s/>DOCUMENT DE SPÉCIFICATIONS FONCTIONNELLES (SFG &amp; SFD)</text:span></text:p>
      <text:p text:style-name="Normal"><text:span text:style-name="T5">Projet :</text:span><text:span text:style-name="T6"><text:s/>Bander-Shop (Plateforme E-commerce C2C)</text:span></text:p>
      <text:p text:style-name="Normal"><text:span text:style-name="T7"><draw:custom-shape svg:x="0in" svg:y="0in" svg:width="45.51042in" svg:height="0.00139in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span></text:p>
      <text:p text:style-name="P8">1. SPÉCIFICATIONS FONCTIONNELLES GÉNÉRALES (SFG)</text:p>
      <text:p text:style-name="Normal"><text:span text:style-name="T9">Vue d'ensemble des capacités du système.</text:span></text:p>
      <text:p text:style-name="P10">Le système est découpé en 4<text:s/>modules majeurs correspondant aux grands processus métiers.</text:p>
      <text:p text:style-name="P11">1.1 Module "Front-Office / Acheteur"</text:p>
      <text:p text:style-name="P12">Ce module couvre l'expérience d'achat et de découverte.</text:p>
      <text:list text:style-name="LFO1" text:continue-numbering="true">
        <text:list-item>
          <text:p text:style-name="P13"><text:span text:style-name="T14">Recherche &amp; Navigation :</text:span><text:span text:style-name="T15"><text:s/>Recherche par mots-clés, filtrage par catégorie (Homme, Femme, Sport...), tri par prix.</text:span></text:p>
        </text:list-item>
        <text:list-item>
          <text:p text:style-name="P16"><text:span text:style-name="T17">Gestion du Panier :</text:span><text:span text:style-name="T18"><text:s/>Ajout d'articles (session), modification des quantités, suppression, calcul dynamique du total.</text:span></text:p>
        </text:list-item>
        <text:list-item>
          <text:p text:style-name="P19"><text:span text:style-name="T20">Tunnel de Commande (Checkout) :</text:span><text:span text:style-name="T21"><text:s/>Validation du panier, choix de l'adresse de livraison, sélection du moyen de paiement (simulé), validation finale.</text:span></text:p>
        </text:list-item>
        <text:list-item>
          <text:p text:style-name="P22"><text:span text:style-name="T23">Suivi de Commande :</text:span><text:span text:style-name="T24"><text:s/>Consultation de l'état (Confirmée, Expédiée, Livrée), possibilité d'annulation (sous conditions).</text:span></text:p>
        </text:list-item>
      </text:list>
      <text:p text:style-name="P25">1.2 Module "Front-Office / Vendeur" (C2C)</text:p>
      <text:p text:style-name="P26">Ce module permet aux particuliers de devenir acteurs de la plateforme.</text:p>
      <text:list text:style-name="LFO2" text:continue-numbering="true">
        <text:list-item>
          <text:p text:style-name="P27"><text:span text:style-name="T28">Mise<text:s/></text:span><text:span text:style-name="T29">en vente :</text:span><text:span text:style-name="T30"><text:s/>Formulaire de création d'annonce avec upload d'image.</text:span></text:p>
        </text:list-item>
        <text:list-item>
          <text:p text:style-name="P31"><text:span text:style-name="T32">Gestion du Stock :</text:span><text:span text:style-name="T33"><text:s/>Tableau de bord "Mes articles" pour visualiser les ventes et supprimer les annonces.</text:span></text:p>
        </text:list-item>
        <text:list-item>
          <text:p text:style-name="P34"><text:span text:style-name="T35">Négociation :</text:span><text:span text:style-name="T36"><text:s/>Système de messagerie instantanée pour répondre aux questions des acheteurs potentiels.</text:span></text:p>
        </text:list-item>
      </text:list>
      <text:p text:style-name="P37">1.3 Module "Compte &amp; Sécurité"</text:p>
      <text:list text:style-name="LFO3" text:continue-numbering="true">
        <text:list-item>
          <text:p text:style-name="P38"><text:span text:style-name="T39">Authentification :</text:span><text:span text:style-name="T40"><text:s/>Inscription (avec collecte données démographiques), Connexion, Déconnexion.</text:span></text:p>
        </text:list-item>
        <text:list-item>
          <text:p text:style-name="P41"><text:span text:style-name="T42">Profil :</text:span><text:span text:style-name="T43"><text:s/>Modification des informations personnelles (Adresse, Téléphone).</text:span></text:p>
        </text:list-item>
        <text:list-item>
          <text:p text:style-name="P44"><text:span text:style-name="T45">Sécurité :</text:span><text:span text:style-name="T46"><text:s/>Hachage des mots de passe, protection des routes admin, assainissement des entrées (XSS/SQLi).</text:span></text:p>
        </text:list-item>
      </text:list>
      <text:p text:style-name="P47">1.4 Module "Back-Office / Administration" (PGI)</text:p>
      <text:list text:style-name="LFO4" text:continue-numbering="true">
        <text:list-item>
          <text:p text:style-name="P48"><text:span text:style-name="T49">Pilotage (BI) :</text:span><text:span text:style-name="T50"><text:s/>Tableau de bord décisionnel avec KPI (Panier moyen, CA) et graphiques (Ventes par sexe, évolution temporelle).</text:span></text:p>
        </text:list-item>
        <text:list-item>
          <text:p text:style-name="P51"><text:span text:style-name="T52">Gestion Opérationnelle :</text:span><text:span text:style-name="T53"><text:s/>Modération des produits (suppression), gestion des statuts de commande, bannissement utilisateurs.</text:span></text:p>
        </text:list-item>
      </text:list>
      <text:soft-page-break/>
      <text:p text:style-name="Normal"><text:span text:style-name="T54"><draw:custom-shape svg:x="0in" svg:y="0in" svg:width="45.51042in" svg:height="0.00139in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span></text:p>
      <text:p text:style-name="P55">2. SPÉCIFICATIONS FONCTIONNELLES DÉTAILLÉES (SFD)</text:p>
      <text:p text:style-name="Normal"><text:span text:style-name="T56">Description précise des règles de gestion et des scénarios. Modèle : Cas<text:s/></text:span><text:span text:style-name="T57">d'Utilisation.</text:span></text:p>
      <text:p text:style-name="P58">Voici le détail des 3 fonctionnalités les plus complexes de votre application.</text:p>
      <text:p text:style-name="Normal"><text:span text:style-name="T59">📝</text:span><text:span text:style-name="T60"><text:s/>SFD-01 : Finaliser une Commande (Checkout)</text:span></text:p>
      <text:p text:style-name="Normal"><text:span text:style-name="T61">Acteur principal :</text:span><text:span text:style-name="T62"><text:s/>Acheteur connecté.<text:s/></text:span><text:span text:style-name="T63">Pré-conditions :</text:span><text:span text:style-name="T64"><text:s/>Le panier contient au moins un article disponible.</text:span></text:p>
      <text:p text:style-name="Normal"><text:span text:style-name="T65">Scénario Nominal :</text:span></text:p>
      <text:list text:style-name="LFO5" text:continue-numbering="true">
        <text:list-item>
          <text:p text:style-name="P66">L'acheteur clique sur "Passer à la caisse" depuis le panier.</text:p>
        </text:list-item>
        <text:list-item>
          <text:p text:style-name="P67">Le système vérifie la disponibilité des stocks en temps réel.</text:p>
        </text:list-item>
        <text:list-item>
          <text:p text:style-name="P68">Le système affiche le formulaire de livraison pré-rempli avec les données du profil utilisateur.</text:p>
        </text:list-item>
        <text:list-item>
          <text:p text:style-name="P69">L'acheteur confirme l'adresse et choisit un mode de paiement (Carte, PayPal).</text:p>
        </text:list-item>
        <text:list-item>
          <text:p text:style-name="P70">L'acheteur clique sur "Confirmer la commande".</text:p>
        </text:list-item>
        <text:list-item>
          <text:p text:style-name="P71"><text:span text:style-name="T72">Le système effectue les opérations suivantes (Transaction Atomique) :</text:span></text:p>
          <text:list text:continue-numbering="true">
            <text:list-item>
              <text:p text:style-name="P73">Génération d'un numéro de commande unique (CMD-timestamp-ID).</text:p>
            </text:list-item>
            <text:list-item>
              <text:p text:style-name="P74">Création de l'enregistrement dans la table orders avec statut 'en_preparation'.</text:p>
            </text:list-item>
            <text:list-item>
              <text:p text:style-name="P75">Transfert des lignes du panier vers la table order_products.</text:p>
            </text:list-item>
            <text:list-item>
              <text:p text:style-name="P76">Mise à jour du statut des produits concernés de 'disponible' à 'vendu' dans la table products.</text:p>
            </text:list-item>
            <text:list-item>
              <text:p text:style-name="P77">Création de l'historique initial dans<text:s/>order_steps (étapes "Confirmée" et "En préparation").</text:p>
            </text:list-item>
            <text:list-item>
              <text:p text:style-name="P78">Vidage du panier de la session.</text:p>
            </text:list-item>
          </text:list>
        </text:list-item>
        <text:list-item>
          <text:p text:style-name="P79">Le système redirige vers la page de confirmation avec le numéro de commande.</text:p>
        </text:list-item>
      </text:list>
      <text:p text:style-name="Normal"><text:span text:style-name="T80">Règles de Gestion (RG) :</text:span></text:p>
      <text:list text:style-name="LFO6" text:continue-numbering="true">
        <text:list-item>
          <text:p text:style-name="P81"><text:span text:style-name="T82">RG-01 (Stock) :</text:span><text:span text:style-name="T83"><text:s/>Si un produit du panier a été vendu entre temps (par un autre utilisateur), il est automatiquement retiré du panier avec une notification avant le paiement.</text:span></text:p>
        </text:list-item>
        <text:list-item>
          <text:p text:style-name="P84"><text:span text:style-name="T85">RG-02 (Paiement) :</text:span><text:span text:style-name="T86"><text:s/>Aucune donnée bancaire réelle n'est stockée (simulation pédagogique).</text:span></text:p>
        </text:list-item>
      </text:list>
      <text:p text:style-name="Normal"><text:span text:style-name="T87"><draw:custom-shape svg:x="0in" svg:y="0in" svg:width="45.51042in" svg:height="0.00139in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8">📝</text:span><text:span text:style-name="T89"><text:s/>SFD-02 : Tableau de Bord Décisionnel (Admin)</text:span></text:p>
      <text:p text:style-name="Normal"><text:span text:style-name="T90">Acteur principal :</text:span><text:span text:style-name="T91"><text:s/>Administrateur.<text:s/></text:span><text:span text:style-name="T92">Pré-conditions :</text:span><text:span text:style-name="T93"><text:s/>Utilisateur connecté avec admin_status = 'admin'.</text:span></text:p>
      <text:p text:style-name="Normal"><text:span text:style-name="T94">Scénario Nominal :</text:span></text:p>
      <text:list text:style-name="LFO7" text:continue-numbering="true">
        <text:list-item>
          <text:p text:style-name="P95">L'administrateur accède à la route /admin.php.</text:p>
        </text:list-item>
        <text:list-item>
          <text:p text:style-name="P96">Le système vérifie les droits d'accès (Redirection si admin_status != 'admin').</text:p>
        </text:list-item>
        <text:list-item>
          <text:p text:style-name="P97"><text:span text:style-name="T98">Le système calcule et affiche les indicateurs KPI :</text:span></text:p>
          <text:soft-page-break/>
          <text:list text:continue-numbering="true">
            <text:list-item>
              <text:p text:style-name="P99"><text:span text:style-name="T100">Panier Moyen</text:span><text:span text:style-name="T101"><text:s/>= Somme(montant_total) / Nombre(orders).</text:span></text:p>
            </text:list-item>
            <text:list-item>
              <text:p text:style-name="P102"><text:span text:style-name="T103">CA Total</text:span><text:span text:style-name="T104"><text:s/>= Somme des commandes non annulées.</text:span></text:p>
            </text:list-item>
          </text:list>
        </text:list-item>
        <text:list-item>
          <text:p text:style-name="P105"><text:span text:style-name="T106">Le système génère les visualisations graphiques (Chart.js) :</text:span></text:p>
          <text:list text:continue-numbering="true">
            <text:list-item>
              <text:p text:style-name="P107"><text:span text:style-name="T108">Ventes 7 jours :</text:span><text:span text:style-name="T109"><text:s/>Agrégation SQL GROUP BY DATE(date_commande).</text:span></text:p>
            </text:list-item>
            <text:list-item>
              <text:p text:style-name="P110"><text:span text:style-name="T111">Répartition Sexe :</text:span><text:span text:style-name="T112"><text:s/>Agrégation SQL GROUP BY sexe sur la table users.</text:span></text:p>
            </text:list-item>
            <text:list-item>
              <text:p text:style-name="P113"><text:span text:style-name="T114">Ventes par Catégorie :</text:span><text:span text:style-name="T115"><text:s/>Jointure orders -&gt; order_products -&gt; products -&gt; categories.</text:span></text:p>
            </text:list-item>
          </text:list>
        </text:list-item>
        <text:list-item>
          <text:p text:style-name="P116">L'administrateur visualise les données pour la prise de décision.</text:p>
        </text:list-item>
      </text:list>
      <text:p text:style-name="Normal"><text:span text:style-name="T117">Règles de Gestion (RG) :</text:span></text:p>
      <text:list text:style-name="LFO8" text:continue-numbering="true">
        <text:list-item>
          <text:p text:style-name="P118"><text:span text:style-name="T119">RG-03<text:s/></text:span><text:span text:style-name="T120">(Calcul) :</text:span><text:span text:style-name="T121"><text:s/>Les commandes annulées (statut = 'annulee') sont exclues du calcul du Chiffre d'Affaires et du Panier Moyen pour ne pas fausser les statistiques.</text:span></text:p>
        </text:list-item>
        <text:list-item>
          <text:p text:style-name="P122"><text:span text:style-name="T123">RG-04 (Temps réel) :</text:span><text:span text:style-name="T124"><text:s/>Les données sont recalculées à chaque chargement de page (pas de cache).</text:span></text:p>
        </text:list-item>
      </text:list>
      <text:p text:style-name="Normal"><text:span text:style-name="T125"><draw:custom-shape svg:x="0in" svg:y="0in" svg:width="45.51042in" svg:height="0.00139in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26">📝</text:span><text:span text:style-name="T127"><text:s/>SFD-03 : Annulation de Commande (Côté Acheteur)</text:span></text:p>
      <text:p text:style-name="Normal"><text:span text:style-name="T128">Acteur principal :</text:span><text:span text:style-name="T129"><text:s/>Acheteur.<text:s/></text:span><text:span text:style-name="T130">Pré-conditions :</text:span><text:span text:style-name="T131"><text:s/>Commande existante avec statut 'en_preparation'.</text:span></text:p>
      <text:p text:style-name="Normal"><text:span text:style-name="T132">Scénario Nominal :</text:span></text:p>
      <text:list text:style-name="LFO9" text:continue-numbering="true">
        <text:list-item>
          <text:p text:style-name="P133">L'acheteur consulte le détail d'une commande dans suivi_commande.php.</text:p>
        </text:list-item>
        <text:list-item>
          <text:p text:style-name="P134">Il clique sur le<text:s/>bouton "Annuler".</text:p>
        </text:list-item>
        <text:list-item>
          <text:p text:style-name="P135">Le système demande un motif d'annulation (obligatoire).</text:p>
        </text:list-item>
        <text:list-item>
          <text:p text:style-name="P136">L'acheteur saisit le motif et confirme.</text:p>
        </text:list-item>
        <text:list-item>
          <text:p text:style-name="P137"><text:span text:style-name="T138">Le système effectue les mises à jour :</text:span></text:p>
          <text:list text:continue-numbering="true">
            <text:list-item>
              <text:p text:style-name="P139">Passage du statut de la commande à 'annulee'.</text:p>
            </text:list-item>
            <text:list-item>
              <text:p text:style-name="P140"><text:span text:style-name="T141">Restitution du stock :</text:span><text:span text:style-name="T142"><text:s/>Tous les produits de la commande repassent au statut 'disponible' dans la table products, les rendant immédiatement visibles pour d'autres acheteurs.</text:span></text:p>
            </text:list-item>
            <text:list-item>
              <text:p text:style-name="P143">Ajout de l'étape "Commande annulée" dans l'historique de suivi.</text:p>
            </text:list-item>
          </text:list>
        </text:list-item>
        <text:list-item>
          <text:p text:style-name="P144">Le système affiche un message confirmant le remboursement (fictif).</text:p>
        </text:list-item>
      </text:list>
      <text:p text:style-name="Normal"><text:span text:style-name="T145">Scénarios d'Exception :</text:span></text:p>
      <text:list text:style-name="LFO10" text:continue-numbering="true">
        <text:list-item>
          <text:p text:style-name="P146">Si la commande est déjà passée au statut 'expedie', le bouton d'annulation n'est pas affiché ou renvoie une erreur.</text:p>
        </text:list-item>
      </text:list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MAIN THIERRY</meta:initial-creator>
    <dc:creator>ROMAIN THIERRY</dc:creator>
    <meta:creation-date>2025-11-17T09:45:00Z</meta:creation-date>
    <dc:date>2025-11-17T10:51:00Z</dc:date>
    <meta:template xlink:href="Normal" xlink:type="simple"/>
    <meta:editing-cycles>2</meta:editing-cycles>
    <meta:editing-duration>PT0S</meta:editing-duration>
    <meta:document-statistic meta:page-count="3" meta:paragraph-count="10" meta:word-count="835" meta:character-count="5421" meta:row-count="38" meta:non-whitespace-character-count="4596"/>
  </office:meta>
</office:document-meta>
</file>